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paragraph-properties fo:line-height="200%"/>
      <style:text-properties fo:color="#000000" style:font-name="Times New Roman" fo:font-size="12pt" fo:font-weight="normal" style:font-size-asian="12pt" style:font-weight-asian="normal" style:font-size-complex="12pt" style:font-weight-complex="normal"/>
    </style:style>
    <style:style style:name="P2" style:family="paragraph" style:parent-style-name="Text_20_body" style:list-style-name="L3">
      <style:paragraph-properties fo:line-height="200%"/>
      <style:text-properties fo:color="#000000" style:font-name="Times New Roman" fo:font-size="12pt" fo:font-weight="normal" style:font-size-asian="12pt" style:font-weight-asian="normal" style:font-size-complex="12pt" style:font-weight-complex="normal"/>
    </style:style>
    <style:style style:name="P3" style:family="paragraph" style:parent-style-name="Text_20_body" style:list-style-name="L5">
      <style:paragraph-properties fo:line-height="200%"/>
      <style:text-properties fo:color="#000000" style:font-name="Times New Roman" fo:font-size="12pt" fo:font-weight="normal" style:font-size-asian="12pt" style:font-weight-asian="normal" style:font-size-complex="12pt" style:font-weight-complex="normal"/>
    </style:style>
    <style:style style:name="P4" style:family="paragraph" style:parent-style-name="Text_20_body" style:list-style-name="L6">
      <style:paragraph-properties fo:line-height="200%"/>
      <style:text-properties fo:color="#000000" style:font-name="Times New Roman" fo:font-size="12pt" fo:font-weight="normal" style:font-size-asian="12pt" style:font-weight-asian="normal" style:font-size-complex="12pt" style:font-weight-complex="normal"/>
    </style:style>
    <style:style style:name="P5" style:family="paragraph" style:parent-style-name="Text_20_body" style:list-style-name="L8">
      <style:paragraph-properties fo:line-height="200%"/>
      <style:text-properties fo:color="#000000" style:font-name="Times New Roman" fo:font-size="12pt" fo:font-weight="normal" style:font-size-asian="12pt" style:font-weight-asian="normal" style:font-size-complex="12pt" style:font-weight-complex="normal"/>
    </style:style>
    <style:style style:name="P6" style:family="paragraph" style:parent-style-name="Text_20_body" style:list-style-name="L2">
      <style:paragraph-properties fo:line-height="200%"/>
      <style:text-properties fo:color="#000000" style:font-name="Times New Roman" fo:font-size="12pt" style:font-size-asian="12pt" style:font-size-complex="12pt"/>
    </style:style>
    <style:style style:name="P7" style:family="paragraph" style:parent-style-name="Text_20_body">
      <style:paragraph-properties fo:line-height="200%" fo:text-align="center" style:justify-single-word="false"/>
      <style:text-properties fo:color="#000000" style:font-name="Times New Roman" fo:font-size="12pt" fo:font-weight="bold" style:font-size-asian="12pt" style:font-weight-asian="bold" style:font-size-complex="12pt" style:font-weight-complex="bold"/>
    </style:style>
    <style:style style:name="P8" style:family="paragraph" style:parent-style-name="Text_20_body" style:list-style-name="L5">
      <style:paragraph-properties fo:line-height="200%" fo:text-align="center" style:justify-single-word="false"/>
      <style:text-properties fo:color="#000000" style:font-name="Times New Roman" fo:font-size="12pt" fo:font-weight="bold" style:font-size-asian="12pt" style:font-weight-asian="bold" style:font-size-complex="12pt" style:font-weight-complex="bold"/>
    </style:style>
    <style:style style:name="P9" style:family="paragraph" style:parent-style-name="Text_20_body">
      <style:paragraph-properties fo:line-height="200%"/>
      <style:text-properties fo:font-size="12pt" fo:font-weight="normal" style:font-size-asian="12pt" style:font-weight-asian="normal" style:font-size-complex="12pt" style:font-weight-complex="normal"/>
    </style:style>
    <style:style style:name="P10" style:family="paragraph" style:parent-style-name="Text_20_body" style:list-style-name="L2">
      <style:paragraph-properties fo:line-height="200%"/>
    </style:style>
    <style:style style:name="P11" style:family="paragraph" style:parent-style-name="Text_20_body" style:list-style-name="L4">
      <style:paragraph-properties fo:line-height="200%"/>
    </style:style>
    <style:style style:name="P12" style:family="paragraph" style:parent-style-name="Text_20_body">
      <style:paragraph-properties fo:margin-top="0in" fo:margin-bottom="0in" fo:line-height="200%"/>
      <style:text-properties fo:color="#000000" style:font-name="Times New Roman" fo:font-size="12pt" fo:font-weight="normal" style:font-size-asian="12pt" style:font-weight-asian="normal" style:font-size-complex="12pt" style:font-weight-complex="normal"/>
    </style:style>
    <style:style style:name="P13" style:family="paragraph" style:parent-style-name="Text_20_body" style:list-style-name="L1">
      <style:paragraph-properties fo:margin-top="0in" fo:margin-bottom="0in" fo:line-height="200%"/>
      <style:text-properties fo:color="#000000" style:font-name="Times New Roman" fo:font-size="12pt" fo:font-weight="normal" style:font-size-asian="12pt" style:font-weight-asian="normal" style:font-size-complex="12pt" style:font-weight-complex="normal"/>
    </style:style>
    <style:style style:name="P14" style:family="paragraph" style:parent-style-name="Text_20_body" style:list-style-name="L3">
      <style:paragraph-properties fo:margin-top="0in" fo:margin-bottom="0in" fo:line-height="200%"/>
      <style:text-properties fo:color="#000000" style:font-name="Times New Roman" fo:font-size="12pt" fo:font-weight="normal" style:font-size-asian="12pt" style:font-weight-asian="normal" style:font-size-complex="12pt" style:font-weight-complex="normal"/>
    </style:style>
    <style:style style:name="P15" style:family="paragraph" style:parent-style-name="Text_20_body" style:list-style-name="L5">
      <style:paragraph-properties fo:margin-top="0in" fo:margin-bottom="0in" fo:line-height="200%"/>
      <style:text-properties fo:color="#000000" style:font-name="Times New Roman" fo:font-size="12pt" fo:font-weight="normal" style:font-size-asian="12pt" style:font-weight-asian="normal" style:font-size-complex="12pt" style:font-weight-complex="normal"/>
    </style:style>
    <style:style style:name="P16" style:family="paragraph" style:parent-style-name="Text_20_body" style:list-style-name="L6">
      <style:paragraph-properties fo:margin-top="0in" fo:margin-bottom="0in" fo:line-height="200%"/>
      <style:text-properties fo:color="#000000" style:font-name="Times New Roman" fo:font-size="12pt" fo:font-weight="normal" style:font-size-asian="12pt" style:font-weight-asian="normal" style:font-size-complex="12pt" style:font-weight-complex="normal"/>
    </style:style>
    <style:style style:name="P17" style:family="paragraph" style:parent-style-name="Text_20_body" style:list-style-name="L7">
      <style:paragraph-properties fo:margin-top="0in" fo:margin-bottom="0in" fo:line-height="200%"/>
      <style:text-properties fo:color="#000000" style:font-name="Times New Roman" fo:font-size="12pt" fo:font-weight="normal" style:font-size-asian="12pt" style:font-weight-asian="normal" style:font-size-complex="12pt" style:font-weight-complex="normal"/>
    </style:style>
    <style:style style:name="P18" style:family="paragraph" style:parent-style-name="Text_20_body" style:list-style-name="L1">
      <style:paragraph-properties fo:margin-top="0in" fo:margin-bottom="0in" fo:line-height="200%"/>
    </style:style>
    <style:style style:name="P19" style:family="paragraph" style:parent-style-name="Text_20_body" style:list-style-name="L3">
      <style:paragraph-properties fo:margin-top="0in" fo:margin-bottom="0in" fo:line-height="200%"/>
    </style:style>
    <style:style style:name="P20" style:family="paragraph" style:parent-style-name="Text_20_body" style:list-style-name="L4">
      <style:paragraph-properties fo:margin-top="0in" fo:margin-bottom="0in" fo:line-height="200%"/>
    </style:style>
    <style:style style:name="P21" style:family="paragraph" style:parent-style-name="Text_20_body" style:list-style-name="L6">
      <style:paragraph-properties fo:margin-top="0in" fo:margin-bottom="0in" fo:line-height="200%"/>
    </style:style>
    <style:style style:name="P22" style:family="paragraph" style:parent-style-name="Text_20_body" style:list-style-name="L7">
      <style:paragraph-properties fo:margin-top="0in" fo:margin-bottom="0in" fo:line-height="200%"/>
    </style:style>
    <style:style style:name="P23" style:family="paragraph" style:parent-style-name="Heading_20_3">
      <style:paragraph-properties fo:line-height="200%"/>
      <style:text-properties fo:color="#000000" style:font-name="Times New Roman" fo:font-size="12pt" fo:font-weight="normal" style:font-size-asian="12pt" style:font-weight-asian="normal" style:font-size-complex="12pt" style:font-weight-complex="normal"/>
    </style:style>
    <style:style style:name="P24" style:family="paragraph" style:parent-style-name="Heading_20_3">
      <style:paragraph-properties fo:line-height="200%"/>
    </style:style>
    <style:style style:name="P25" style:family="paragraph" style:parent-style-name="Standard">
      <style:paragraph-properties fo:line-height="200%"/>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26" style:family="paragraph" style:parent-style-name="Standard">
      <style:paragraph-properties fo:line-height="200%"/>
      <style:text-properties fo:color="#000000" style:font-name="Times New Roman" fo:font-size="12pt" fo:font-weight="normal" style:font-size-asian="12pt" style:font-weight-asian="normal" style:font-size-complex="12pt" style:font-weight-complex="normal"/>
    </style:style>
    <style:style style:name="P27" style:family="paragraph" style:parent-style-name="Standard">
      <style:paragraph-properties fo:line-height="200%" fo:text-align="center" style:justify-single-word="false"/>
      <style:text-properties fo:color="#000000" style:font-name="Times New Roman" fo:font-size="12pt" fo:font-weight="normal" style:font-size-asian="12pt" style:font-weight-asian="normal" style:font-size-complex="12pt" style:font-weight-complex="normal"/>
    </style:style>
    <style:style style:name="P28" style:family="paragraph" style:parent-style-name="Standard">
      <style:paragraph-properties fo:line-height="200%" fo:text-align="center" style:justify-single-word="false"/>
      <style:text-properties fo:color="#000000" style:font-name="Times New Roman" fo:font-size="12pt" fo:font-weight="bold" style:font-size-asian="12pt" style:font-weight-asian="bold" style:font-size-complex="12pt" style:font-weight-complex="bold"/>
    </style:style>
    <style:style style:name="P29" style:family="paragraph" style:parent-style-name="Standard">
      <style:paragraph-properties fo:line-height="200%" fo:text-align="center" style:justify-single-word="false"/>
      <style:text-properties fo:color="#000000"/>
    </style:style>
    <style:style style:name="P30" style:family="paragraph" style:parent-style-name="Standard">
      <style:paragraph-properties fo:margin-left="0in" fo:margin-right="0in" fo:margin-top="0in" fo:margin-bottom="0in" fo:line-height="200%" fo:orphans="2" fo:widows="2" fo:text-indent="0in" style:auto-text-indent="false" fo:padding="0in" fo:border="non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31" style:family="paragraph" style:parent-style-name="Standard">
      <style:paragraph-properties fo:margin-left="0in" fo:margin-right="0in" fo:margin-top="0in" fo:margin-bottom="0in" fo:line-height="200%" fo:orphans="2" fo:widows="2" fo:text-indent="0in" style:auto-text-indent="false" fo:padding="0in" fo:border="none"/>
      <style:text-properties fo:color="#000000" style:font-name="Times New Roman" fo:font-size="12pt" fo:font-weight="normal" style:font-size-asian="12pt" style:font-weight-asian="normal" style:font-size-complex="12pt" style:font-weight-complex="normal"/>
    </style:style>
    <style:style style:name="P32" style:family="paragraph" style:parent-style-name="Standard">
      <style:paragraph-properties fo:margin-left="0in" fo:margin-right="0in" fo:margin-top="0in" fo:margin-bottom="0in" fo:line-height="200%" fo:orphans="2" fo:widows="2" fo:text-indent="0in" style:auto-text-indent="false" fo:padding="0in" fo:border="none"/>
    </style:style>
    <style:style style:name="P33" style:family="paragraph" style:parent-style-name="Standard">
      <style:paragraph-properties fo:margin-left="0in" fo:margin-right="0in" fo:margin-top="0in" fo:margin-bottom="0in" fo:line-height="200%" fo:orphans="2" fo:widows="2" fo:text-indent="0in" style:auto-text-indent="false" fo:padding="0in" fo:border="none"/>
      <style:text-properties style:font-name="Times New Roman" fo:font-size="12pt" fo:font-weight="bold" style:font-size-asian="12pt" style:font-weight-asian="bold" style:font-size-complex="12pt" style:font-weight-complex="bold"/>
    </style:style>
    <style:style style:name="T1" style:family="text">
      <style:text-properties fo:font-variant="normal" fo:text-transform="none" fo:letter-spacing="normal" fo:font-style="normal"/>
    </style:style>
    <style:style style:name="T2"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3" style:family="text">
      <style:text-properties fo:font-variant="normal" fo:text-transform="none" fo:color="#000000" style:font-name="Times New Roman" fo:letter-spacing="normal" fo:font-style="normal" fo:font-weight="normal" style:font-weight-asian="normal" style:font-weight-complex="normal"/>
    </style:style>
    <style:style style:name="T4" style:family="text">
      <style:text-properties fo:color="#000000" style:font-name="Times New Roman"/>
    </style:style>
    <style:style style:name="T5" style:family="text">
      <style:text-properties fo:color="#000000" style:font-name="Times New Roman" fo:font-size="12pt" fo:font-weight="normal" style:font-size-asian="12pt" style:font-weight-asian="normal" style:font-size-complex="12pt" style:font-weight-complex="normal"/>
    </style:style>
    <style:style style:name="T6" style:family="text">
      <style:text-properties fo:color="#000000"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T7" style:family="text">
      <style:text-properties fo:color="#000000" style:font-name="Times New Roman" fo:font-size="12pt" style:font-size-asian="12pt" style:font-size-complex="12pt"/>
    </style:style>
    <style:style style:name="T8" style:family="text">
      <style:text-properties fo:font-weight="normal" style:font-weight-asian="normal" style:font-weight-complex="normal"/>
    </style:style>
    <style:style style:name="T9" style:family="text">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9">SOC-1502</text:span></text:p>
      <text:p text:style-name="P27">week 2 assignment</text:p>
      <text:p text:style-name="P27">Research Proposal Outline:</text:p>
      <text:h text:style-name="P23" text:outline-level="3">Primary research Question.</text:h>
      <text:list xml:id="list8728761264386297967" text:style-name="L1">
        <text:list-item>
          <text:p text:style-name="P18"><text:span text:style-name="Strong_20_Emphasis"><text:span text:style-name="T5">Question:</text:span></text:span><text:span text:style-name="T5"> How does social media influence adolescent identity formation?</text:span></text:p>
        </text:list-item>
        <text:list-item>
          <text:p text:style-name="P18"><text:span text:style-name="Strong_20_Emphasis"><text:span text:style-name="T5">Expanded Questions:</text:span></text:span></text:p>
          <text:list>
            <text:list-item>
              <text:p text:style-name="P13">How does social media affect adolescents' self-identity and self-esteem?</text:p>
            </text:list-item>
            <text:list-item>
              <text:p text:style-name="P13">In what ways does social media shape social relationships among adolescents?</text:p>
            </text:list-item>
            <text:list-item>
              <text:p text:style-name="P1">How do adolescents perceive the world and their place in it through social media?</text:p>
            </text:list-item>
          </text:list>
        </text:list-item>
      </text:list>
      <text:list xml:id="list2333524072663048386" text:style-name="L2">
        <text:list-header>
          <text:p text:style-name="P10"><text:span text:style-name="Strong_20_Emphasis"><text:span text:style-name="T5">Hypothesis:</text:span></text:span><text:span text:style-name="T5"> Social media's influence on adolescent identity formation is directed at shaping personal identities, classifying self esteem, directing social relationships which alters their perception of the world.</text:span></text:p>
        </text:list-header>
        <text:list-item>
          <text:p text:style-name="P6"><text:span text:style-name="T8">The design of this study.</text:span></text:p>
        </text:list-item>
      </text:list>
      <text:h text:style-name="P24" text:outline-level="3"><text:span text:style-name="Strong_20_Emphasis"><text:span text:style-name="T5"><text:s text:c="9"/>Methods to be used:</text:span></text:span></text:h>
      <text:list xml:id="list4105974567750637047" text:style-name="L3">
        <text:list-item>
          <text:list>
            <text:list-item>
              <text:p text:style-name="P19"><text:span text:style-name="Strong_20_Emphasis"><text:span text:style-name="T5">Surveys:</text:span></text:span><text:span text:style-name="T5"> To gather </text:span><text:span text:style-name="T6">quantitative data</text:span><text:span text:style-name="T5"> on adolescents' social media usage(platforms, </text:span></text:p>
              <text:p text:style-name="P19"><text:span text:style-name="T5">time usage), self-identity, and social relationship status.</text:span></text:p>
            </text:list-item>
            <text:list-item>
              <text:p text:style-name="P19"><text:span text:style-name="Strong_20_Emphasis"><text:span text:style-name="T5">Interviews:</text:span></text:span><text:span text:style-name="T5"> Obtain </text:span><text:span text:style-name="T6">qualitative insights </text:span><text:span text:style-name="T5">into personal perceptions and experiences related to social media and how they think their identity was formed.</text:span></text:p>
            </text:list-item>
            <text:list-item>
              <text:p text:style-name="P19"><text:span text:style-name="Strong_20_Emphasis"><text:span text:style-name="T5">Content Analysis:</text:span></text:span><text:span text:style-name="T5"> Analyze social media content which includes, posts and personal comments to classify the types of messages and pressures that the adolescents have been subjected to.</text:span></text:p>
              <text:p text:style-name="P14"/>
            </text:list-item>
          </text:list>
          <text:p text:style-name="P19"><text:soft-page-break/><text:span text:style-name="Strong_20_Emphasis"><text:span text:style-name="T5">My Rationale :</text:span></text:span></text:p>
          <text:list text:continue-numbering="true">
            <text:list-item>
              <text:p text:style-name="P14">Surveys will provide the study with broad, generalized data on the impact social media's sphere of influence has become.</text:p>
            </text:list-item>
            <text:list-item>
              <text:p text:style-name="P14">Interviews should <text:s/>confirm survey findings, correlating with personal stories and understandings.</text:p>
            </text:list-item>
            <text:list-item>
              <text:p text:style-name="P2">The analysis of the content allows for an examination of the variables involved which include, interactions, providing context to the interview and survey data.</text:p>
            </text:list-item>
          </text:list>
        </text:list-item>
      </text:list>
      <text:h text:style-name="P23" text:outline-level="3"><text:s/>Ethical Considerations:</text:h>
      <text:list xml:id="list2272008481144690011" text:style-name="L4">
        <text:list-item>
          <text:p text:style-name="P20"><text:span text:style-name="Strong_20_Emphasis"><text:span text:style-name="T5">Ensure Informed Consent:</text:span></text:span><text:span text:style-name="T5"> Participants and their guardians must provide informed consent.</text:span></text:p>
        </text:list-item>
        <text:list-item>
          <text:p text:style-name="P20"><text:span text:style-name="Strong_20_Emphasis"><text:span text:style-name="T5">Harm Minimization: Questions and interactions should be designed to ensure <text:s/>psychological <text:s text:c="3"/>safety from distress. </text:span></text:span></text:p>
        </text:list-item>
        <text:list-item>
          <text:p text:style-name="P20"><text:span text:style-name="Strong_20_Emphasis"><text:span text:style-name="T5">Safe Place: established to aid in physical comfort and free from self harm(if needed).</text:span></text:span></text:p>
        </text:list-item>
        <text:list-item>
          <text:p text:style-name="P20"><text:span text:style-name="Strong_20_Emphasis"><text:span text:style-name="T5">Confidentiality:</text:span></text:span><text:span text:style-name="T5"> Dealing with minors requires confidentiality of participants' information and responses under all circumstances.</text:span></text:p>
        </text:list-item>
        <text:list-item>
          <text:p text:style-name="P11"><text:span text:style-name="Strong_20_Emphasis"><text:span text:style-name="T5">Approval:</text:span></text:span><text:span text:style-name="T5"> Approval from an Institution to ensure all ethical guidelines are held to standards for study integrity.</text:span></text:p>
        </text:list-item>
      </text:list>
      <text:h text:style-name="P23" text:outline-level="3">Conclusion</text:h>
      <text:list xml:id="list2316575146313151865" text:style-name="L5">
        <text:list-item>
          <text:p text:style-name="P15">Summarize the consequences of <text:s/>social media's impact on adolescent identity formation.</text:p>
        </text:list-item>
        <text:list-item>
          <text:p text:style-name="P3">Highlight the need for ongoing research and potential policy implications.</text:p>
          <text:p text:style-name="P8">Research Report</text:p>
        </text:list-item>
      </text:list>
      <text:list xml:id="list7396887666950493626" text:style-name="L6">
        <text:list-header>
          <text:p text:style-name="P21"><text:span text:style-name="Strong_20_Emphasis"><text:span text:style-name="T5">Summary of Findings:</text:span></text:span></text:p>
          <text:list>
            <text:list-header>
              <text:p text:style-name="P16">Summarize the survey data, interview insights, and content analysis results.</text:p>
              <text:p text:style-name="P16"><text:soft-page-break/>Discuss how social media influences self-identity, social relationships, and worldviews among adolescents.</text:p>
            </text:list-header>
          </text:list>
          <text:p text:style-name="P21"><text:span text:style-name="Strong_20_Emphasis"><text:span text:style-name="T5">Implications:</text:span></text:span></text:p>
          <text:list text:continue-numbering="true">
            <text:list-header>
              <text:p text:style-name="P16">Explain the role of social media in adolescent development.</text:p>
              <text:p text:style-name="P16">Discuss potential interventions to mitigate negative impacts.</text:p>
            </text:list-header>
          </text:list>
          <text:p text:style-name="P21"><text:span text:style-name="Strong_20_Emphasis"><text:span text:style-name="T5">Strengths and Limitations:</text:span></text:span></text:p>
          <text:list text:continue-numbering="true">
            <text:list-header>
              <text:p text:style-name="P16">Strengths: Comprehensive methods, ethical rigor, relevance to current societal trends.</text:p>
              <text:p text:style-name="P16">Limitations: Potential biases in self-reported data, limited generalization due to sample size or diversity.</text:p>
            </text:list-header>
          </text:list>
          <text:p text:style-name="P21"><text:span text:style-name="Strong_20_Emphasis"><text:span text:style-name="T5">Future Research Directions:</text:span></text:span></text:p>
          <text:list text:continue-numbering="true">
            <text:list-header>
              <text:p text:style-name="P16">A longitudinal study to track changes over time vs satisfaction of choice.</text:p>
              <text:p text:style-name="P16">Recommend studies with a greater volume for enabling a more diverse sample.</text:p>
              <text:p text:style-name="P4">Study more specific social media features and catalog their impacts.</text:p>
              <text:p text:style-name="P4">Create a study to confirm or deny the need for psychological review of adolescent due to social media impact.</text:p>
            </text:list-header>
          </text:list>
        </text:list-header>
      </text:list>
      <text:p text:style-name="P28"><text:span text:style-name="T1">Literature Review</text:span></text:p>
      <text:list xml:id="list4856351581619071498" text:style-name="L7">
        <text:list-item>
          <text:p text:style-name="P22"><text:span text:style-name="Strong_20_Emphasis"><text:span text:style-name="T5">Key Findings from Existing Research:</text:span></text:span></text:p>
          <text:list>
            <text:list-item>
              <text:p text:style-name="P17">Social media is affecting the adolescent identity formation in many forms.</text:p>
            </text:list-item>
            <text:list-item>
              <text:p text:style-name="P17">Adolescents are encouraged to use social media to create, explore and express their personal identities.</text:p>
            </text:list-item>
            <text:list-item>
              <text:p text:style-name="P17">Social media is ignoring the negative affects on the young mind and pushing to control how it thinks and responds to certain experiences.</text:p>
            </text:list-item>
            <text:list-item>
              <text:p text:style-name="P17">Social media can enhance and enables social connections but also lead to cyberbullying and the stigma of social comparison.</text:p>
            </text:list-item>
          </text:list>
        </text:list-item>
        <text:list-item>
          <text:p text:style-name="P22"><text:soft-page-break/><text:span text:style-name="Strong_20_Emphasis"><text:span text:style-name="T5">Gaps and Areas for Further Investigation:</text:span></text:span></text:p>
          <text:list>
            <text:list-item>
              <text:p text:style-name="P17">Studies on the long-term effects of social media on identity formation.</text:p>
            </text:list-item>
            <text:list-item>
              <text:p text:style-name="P17">Diverse population studies to understand different cultural impacts on the formation of identity.</text:p>
            </text:list-item>
            <text:list-item>
              <text:p text:style-name="P17">Explore the Parent and adolescent using social media as a learning tool educate about identity formation.</text:p>
            </text:list-item>
            <text:list-item>
              <text:p text:style-name="P17">Study the time factor for satisfaction of choices made due to social media influence.</text:p>
            </text:list-item>
          </text:list>
        </text:list-item>
      </text:list>
      <text:p text:style-name="P12"/>
      <text:p text:style-name="P12"><text:s text:c="3"/>“Excessive use of social media by adolescents negatively affects human relations and especially family relations, causing disconnections in family ties (Yayman ve Bilgin, 2020)”. </text:p>
      <text:p text:style-name="P31"><text:span text:style-name="T1">Investigation of the Roles of Social Media and Game Addictions in Adolescent Parent Conflict</text:span></text:p>
      <text:p text:style-name="P32"><text:a xlink:type="simple" xlink:href="https://proxy.lirn.net/MuseProxyID=mp01/MuseSessionID=000h8s8/MuseProtocol=https/MuseHost=eric.ed.gov/MusePath/?redir=https%3A%2F%2Forcid.org%2F0000-0002-4252-5783" office:target-frame-name="_blank" xlink:show="new" text:style-name="Internet_20_link" text:visited-style-name="Visited_20_Internet_20_Link"><text:span text:style-name="T7">Yilmaz, Sevde</text:span></text:a><text:span text:style-name="T2">; </text:span><text:a xlink:type="simple" xlink:href="https://proxy.lirn.net/MuseProxyID=mp01/MuseSessionID=000h8s8/MuseProtocol=https/MuseHost=eric.ed.gov/MusePath/?redir=https%3A%2F%2Forcid.org%2F0000-0001-8367-4382" office:target-frame-name="_blank" xlink:show="new" text:style-name="Internet_20_link" text:visited-style-name="Visited_20_Internet_20_Link"><text:span text:style-name="T7">Pamuk, Mustafa</text:span></text:a></text:p>
      <text:p text:style-name="P33"><text:span text:style-name="Citation"><text:span text:style-name="T3">International Journal of Psychology and Educational Studies</text:span></text:span><text:span text:style-name="T3">, v10 n1 p61-68 2023</text:span></text:p>
      <text:p text:style-name="P25">https://proxy.lirn.net/MuseProxyID=mp01/MuseSessionID=000h8s8/MuseProtocol=https/MuseHost=files.eric.ed.gov/MusePath/fulltext/EJ1378768.pdf</text:p>
      <text:p text:style-name="P30"/>
      <text:p text:style-name="P30">“Media have both positive and negative potential to make a difference in children’s lives in all areas of their development: behaviorally (e.g., imitating sharing or aggression), socially (e.g., making new friends and strengthening existing relationships through social medaia”</text:p>
      <text:p text:style-name="P30"><text:s text:c="4"/>Social Media's Influence on Adolescent Identity Social Media's Influence on Adolescent Identity Kerri Doble Lesley University, kdoble@lesley.edu </text:p>
      <text:p text:style-name="P25"><text:a xlink:type="simple" xlink:href="https://digitalcommons.lesley.edu/cgi/viewcontent.cgi?article=1054&amp;context=community_of_scholars" text:style-name="Internet_20_link" text:visited-style-name="Visited_20_Internet_20_Link">https://digitalcommons.lesley.edu/cgi/viewcontent.cgi?article=1054&amp;context=community_of_scholars</text:a></text:p>
      <text:p text:style-name="P25"/>
      <text:p text:style-name="P9"><text:span text:style-name="T4"><text:s text:c="3"/>“So <text:s/>many <text:s/>people, <text:s/>including several <text:s/>whom <text:s/>I <text:s/>interviewed, <text:s/>learned <text:s/>much <text:s/>of <text:s/>what <text:s/>they <text:s/>know <text:s/></text:span><text:soft-page-break/><text:span text:style-name="T4">about <text:s/>the <text:s/>meanings <text:s/>of <text:s/>queer identities <text:s/>from <text:s/>social <text:s/>media”.Bard College Bard College Bard Digital Commons Bard Digital Commons Senior Projects Spring 2023 Bard Undergraduate Senior Projects Spring 2023 Definitions and Discourses: An Analysis of Queer Identity Construction on Social Media Gil Nehemya Bloch Messer Bard College </text:span></text:p>
      <text:p text:style-name="P9"><text:a xlink:type="simple" xlink:href="https://digitalcommons.bard.edu/cgi/viewcontent.cgi?article=1242&amp;context=senproj_s2023" text:style-name="Internet_20_link" text:visited-style-name="Visited_20_Internet_20_Link"><text:span text:style-name="T4">https://digitalcommons.bard.edu/cgi/viewcontent.cgi?article=1242&amp;context=senproj_s2023</text:span></text:a></text:p>
      <text:p text:style-name="P7">Implications</text:p>
      <text:p text:style-name="P26"><text:s text:c="6"/>One of the ways social media is affecting the identity formation through the acceptance of the use of pronouns.</text:p>
      <text:p text:style-name="P26">This simple feature on their sites and apps reaffirms the nature of identity formation on the adolescence.</text:p>
      <text:p text:style-name="P26"><text:s/>Social media is shaping the social relationships of adolescents through the availability to share their pronouns which helps them identify in their community.</text:p>
      <text:p text:style-name="P26">Social media takes on the role of showing the adolescence where they fit in and the community they belong to. This has become a way to control the adolescence and their behavior without them ever knowing it.</text:p>
      <text:list xml:id="list2345079060653466050" text:style-name="L8">
        <text:list-item>
          <text:list>
            <text:list-item>
              <text:p text:style-name="P5">Social media compares the adolescence to other groups which allows them to categorize <text:s/>them.</text:p>
            </text:list-item>
            <text:list-item>
              <text:p text:style-name="P5">When they are compared to each other, self esteem can be affected, relationships are affected.</text:p>
            </text:list-item>
            <text:list-item>
              <text:p text:style-name="P5">Social media can alter the adolescences perception of how they view the world.</text:p>
            </text:list-item>
          </text:list>
        </text:list-item>
      </text:list>
      <text:p text:style-name="P26"><text:s text:c="6"/>This study shows the complex nature of how social media contributes to the formation of the adolescents. Showing how social media is grooming the child in their formative years. Making choices for them <text:s/>through algorithms. </text:p>
      <text:p text:style-name="P26"><text:soft-page-break/><text:s text:c="5"/>The restrictions of time and the possible contamination due to interference from observation will alter the results. There is also a factor of emotional mood <text:s/>at the time of interview/survey. </text:p>
      <text:p text:style-name="P26">Social media has infiltrated all aspects of the human life. It has integrated with our lifestyles and communities and has more control than people realize. This make objectivity difficult from the onset of the study. Personal bias is prominent due to the enmeshment of social media and the adolescence.</text:p>
      <text:p text:style-name="P26">Word count: 103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y </meta:initial-creator>
    <meta:creation-date>2024-07-01T21:42:51.88</meta:creation-date>
    <dc:date>2024-07-04T21:02:22.93</dc:date>
    <dc:creator>jay </dc:creator>
    <meta:editing-duration>P2DT22H30M2S</meta:editing-duration>
    <meta:editing-cycles>19</meta:editing-cycles>
    <meta:generator>OpenOffice/4.1.14$Win32 OpenOffice.org_project/4114m1$Build-9811</meta:generator>
    <meta:document-statistic meta:table-count="0" meta:image-count="0" meta:object-count="0" meta:page-count="6" meta:paragraph-count="77" meta:word-count="1035" meta:character-count="7278"/>
  </office:meta>
</office:document-meta>
</file>